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BLO</text:p>
          </table:table-cell>
          <table:table-cell office:value-type="string" calcext:value-type="string">
            <text:p>BIL</text:p>
          </table:table-cell>
          <table:table-cell office:value-type="string" calcext:value-type="string">
            <text:p>KET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SG</text:p>
          </table:table-cell>
        </table:table-row>
        <table:table-row table:style-name="ro1">
          <table:table-cell office:value-type="float" office:value="30305842" calcext:value-type="float">
            <text:p>303058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05691" calcext:value-type="float">
            <text:p>30305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305695" calcext:value-type="float">
            <text:p>303056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14450" calcext:value-type="float">
            <text:p>101144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15025" calcext:value-type="float">
            <text:p>101150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14975" calcext:value-type="float">
            <text:p>10114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7:31:35.805895904</meta:creation-date>
    <dc:date>2017-09-22T17:40:02.513846622</dc:date>
    <meta:editing-duration>PT8M26S</meta:editing-duration>
    <meta:editing-cycles>1</meta:editing-cycles>
    <meta:document-statistic meta:table-count="1" meta:cell-count="77" meta:object-count="0"/>
    <meta:generator>LibreOffice/5.1.6.2$Linux_X86_64 LibreOffice_project/10m0$Build-2</meta:generator>
  </office:meta>
</office:document-meta>
</file>